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2.6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pu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2,SW5,SW3,SW1,SW4</text:p>
          </table:table-cell>
          <table:table-cell office:value-type="string" calcext:value-type="string">
            <text:p>SW_B3U-1000P_OM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R3,R4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,C41,C31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,C24,C25,C53,C30,C36,C29,C32,C26,C54,C21</text:p>
          </table:table-cell>
          <table:table-cell office:value-type="string" calcext:value-type="string">
            <text:p>C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C15,C19,C46,C33,C42,C45,C44,C55,C12,C43,C9,C13,C22,C39,C48,C51,C52,C14,C20,C35,C17,C38,C50,C37,C10,C34,C6,C7,C49,C47,C11,C16,C18</text:p>
          </table:table-cell>
          <table:table-cell office:value-type="string" calcext:value-type="string">
            <text:p>C_0402_1005Met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6,R40,R41,R38,R37,R42,R39,R35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21-0140L_T3255-4_M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867ETJ+</text:p>
          </table:table-cell>
          <table:table-cell office:value-type="string" calcext:value-type="string">
            <text:p>MAX9867ETJ+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127P599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1044BD</text:p>
          </table:table-cell>
          <table:table-cell office:value-type="string" calcext:value-type="string">
            <text:p>296-ISO1044BD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OP-II-54_22.2x10.16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4C16M16SA-6TAN</text:p>
          </table:table-cell>
          <table:table-cell office:value-type="string" calcext:value-type="string">
            <text:p>1450-125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7,R25,R18,R28,R32,R31,R30,R33,R10,R11,R16,R15,R12,R21,R24,R26,R13,R9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LED_APHBM2012SURKCGK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PQFN50P300X250X97-1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-42605</text:p>
          </table:table-cell>
          <table:table-cell table:style-name="ce1" office:value-type="string" calcext:value-type="string">
            <text:p>1428-1152-1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N65P200X240X70-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S34003FNM</text:p>
          </table:table-cell>
          <table:table-cell office:value-type="string" calcext:value-type="string">
            <text:p>TCS34003FNMCT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RVA16_2P14X2P14_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A227ERVAR</text:p>
          </table:table-cell>
          <table:table-cell office:value-type="string" calcext:value-type="string">
            <text:p>296-38654-1-ND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T6</text:p>
          </table:table-cell>
          <table:table-cell table:style-name="ce1" office:value-type="string" calcext:value-type="string">
            <text:p>497-1772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5,C1,C4,C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2057-PH1RB-05-UA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TRIM_3352T-1-103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2T-1-103LF</text:p>
          </table:table-cell>
          <table:table-cell office:value-type="string" calcext:value-type="string">
            <text:p>3352T-103LF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9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450-0101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0402CS2N2GV001T</text:p>
          </table:table-cell>
          <table:table-cell office:value-type="string" calcext:value-type="string">
            <text:p>712-LRC0402CS2N2GV001TCT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080-BM-TR</text:p>
          </table:table-cell>
          <table:table-cell office:value-type="string" calcext:value-type="string">
            <text:p>50-ECS-2520MV-080-BM-TR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_231176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_2311765-1</text:p>
          </table:table-cell>
          <table:table-cell office:value-type="string" calcext:value-type="string">
            <text:p>2311765-2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0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UI_SJ-3551B-MSMT-TR-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-3551B-MSMT-TR-67</text:p>
          </table:table-cell>
          <table:table-cell office:value-type="string" calcext:value-type="string">
            <text:p>102-603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RFM-050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-0505S</text:p>
          </table:table-cell>
          <table:table-cell office:value-type="string" calcext:value-type="string">
            <text:p>945-3159-N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1060_1x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tone_1060</text:p>
          </table:table-cell>
          <table:table-cell office:value-type="string" calcext:value-type="string">
            <text:p>36-1060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DSM-43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SM-433C</text:p>
          </table:table-cell>
          <table:table-cell office:value-type="string" calcext:value-type="string">
            <text:p>516-3498-1-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Socket_2x1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6_Odd_Even</text:p>
          </table:table-cell>
          <table:table-cell office:value-type="string" calcext:value-type="string">
            <text:p>S5569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FQFPN-48_7X7X0P5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U6</text:p>
          </table:table-cell>
          <table:table-cell office:value-type="string" calcext:value-type="string">
            <text:p>497-17381-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QFN50P200X200X80-1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22HBTR</text:p>
          </table:table-cell>
          <table:table-cell office:value-type="string" calcext:value-type="string">
            <text:p>497-16265-1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HT4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40-AD1B-R2</text:p>
          </table:table-cell>
          <table:table-cell table:style-name="ce3" office:value-type="string" calcext:value-type="string">
            <text:p>1649-SHT40-AD1B-R2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 office:value-type="string" calcext:value-type="string">
            <text:p>AP2281-3WG-7DICT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MX25R3235FM2IL0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F-D-A</text:p>
          </table:table-cell>
          <table:table-cell office:value-type="string" calcext:value-type="string">
            <text:p>SAM8846-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0603-2Pin_6.0x3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9-20-EXT-TRCT-N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57,C56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2:34:50.960073851</dc:date>
    <meta:editing-duration>PT1H17M40S</meta:editing-duration>
    <meta:editing-cycles>10</meta:editing-cycles>
    <meta:generator>LibreOffice/7.3.7.2$Linux_X86_64 LibreOffice_project/30$Build-2</meta:generator>
    <meta:document-statistic meta:table-count="1" meta:cell-count="312" meta:object-count="0"/>
  </office:meta>
</office:document-meta>
</file>